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df1e" officeooo:paragraph-rsid="0001df1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23c9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3c9f" officeooo:paragraph-rsid="00023c9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3c9f" officeooo:paragraph-rsid="00023c9f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officeooo:paragraph-rsid="00023c9f"/>
    </style:style>
    <style:style style:name="P7" style:family="paragraph" style:parent-style-name="Text_20_body">
      <style:paragraph-properties fo:text-align="justify" style:justify-single-word="false"/>
      <style:text-properties officeooo:paragraph-rsid="0002b600"/>
    </style:style>
    <style:style style:name="P8" style:family="paragraph" style:parent-style-name="Text_20_body">
      <style:paragraph-properties fo:text-align="justify" style:justify-single-word="false"/>
      <style:text-properties officeooo:paragraph-rsid="00088c92"/>
    </style:style>
    <style:style style:name="P9" style:family="paragraph" style:parent-style-name="Text_20_body">
      <style:paragraph-properties fo:text-align="justify" style:justify-single-word="false"/>
      <style:text-properties officeooo:paragraph-rsid="000912a4"/>
    </style:style>
    <style:style style:name="P10" style:family="paragraph" style:parent-style-name="Text_20_body">
      <style:paragraph-properties fo:text-align="justify" style:justify-single-word="false"/>
      <style:text-properties officeooo:rsid="00023c9f" officeooo:paragraph-rsid="00023c9f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24122b" officeooo:paragraph-rsid="00023c9f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023c9f" officeooo:paragraph-rsid="00023c9f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02b600" officeooo:paragraph-rsid="0002b600" fo:background-color="#ffff00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02b600" officeooo:paragraph-rsid="0003413c" fo:background-color="#ffff00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weight="bold" officeooo:rsid="0002b600" officeooo:paragraph-rsid="00088c92" fo:background-color="#ffff00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officeooo:rsid="0002b600" officeooo:paragraph-rsid="0002b600"/>
    </style:style>
    <style:style style:name="P17" style:family="paragraph" style:parent-style-name="Text_20_body">
      <style:paragraph-properties fo:text-align="justify" style:justify-single-word="false"/>
      <style:text-properties officeooo:rsid="0002b600" officeooo:paragraph-rsid="0002b600" fo:background-color="#ffff00"/>
    </style:style>
    <style:style style:name="P18" style:family="paragraph" style:parent-style-name="Text_20_body">
      <style:paragraph-properties fo:text-align="justify" style:justify-single-word="false"/>
      <style:text-properties officeooo:rsid="0002b600" officeooo:paragraph-rsid="0003413c" fo:background-color="#ffff00"/>
    </style:style>
    <style:style style:name="P19" style:family="paragraph" style:parent-style-name="Text_20_body">
      <style:paragraph-properties fo:text-align="justify" style:justify-single-word="false"/>
      <style:text-properties officeooo:rsid="0002b600" officeooo:paragraph-rsid="00088c92" fo:background-color="#ffff00"/>
    </style:style>
    <style:style style:name="P20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23c9f" officeooo:paragraph-rsid="00023c9f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paragraph-rsid="0002b600"/>
    </style:style>
    <style:style style:name="P22" style:family="paragraph" style:parent-style-name="Text_20_body">
      <style:paragraph-properties fo:text-align="justify" style:justify-single-word="false"/>
      <style:text-properties officeooo:rsid="0002b600" officeooo:paragraph-rsid="0002b600" fo:background-color="transparent"/>
    </style:style>
    <style:style style:name="P23" style:family="paragraph" style:parent-style-name="Text_20_body">
      <style:paragraph-properties fo:text-align="justify" style:justify-single-word="false"/>
      <style:text-properties style:text-underline-style="none" fo:font-weight="normal" officeooo:rsid="002a58dd" officeooo:paragraph-rsid="00023c9f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rsid="00088c92" officeooo:paragraph-rsid="00088c92"/>
    </style:style>
    <style:style style:name="T1" style:family="text">
      <style:text-properties officeooo:rsid="0001df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3c9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2b600" style:font-style-asian="italic" style:font-style-complex="italic"/>
    </style:style>
    <style:style style:name="T6" style:family="text">
      <style:text-properties fo:font-style="italic" officeooo:rsid="00023c9f" style:font-style-asian="italic" style:font-style-complex="italic"/>
    </style:style>
    <style:style style:name="T7" style:family="text">
      <style:text-properties fo:font-style="italic" officeooo:rsid="00088c92" style:font-style-asian="italic" style:font-style-complex="italic"/>
    </style:style>
    <style:style style:name="T8" style:family="text">
      <style:text-properties fo:font-style="italic" officeooo:rsid="0009fb0c" style:font-style-asian="italic" style:font-style-complex="italic"/>
    </style:style>
    <style:style style:name="T9" style:family="text">
      <style:text-properties fo:font-style="italic" officeooo:rsid="000b1264" style:font-style-asian="italic" style:font-style-complex="italic"/>
    </style:style>
    <style:style style:name="T10" style:family="text">
      <style:text-properties fo:font-style="italic" fo:font-weight="normal" officeooo:rsid="0024122b" style:font-style-asian="italic" style:font-weight-asian="normal" style:font-style-complex="italic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normal" officeooo:rsid="0024122b" style:font-weight-asian="normal" style:font-weight-complex="normal"/>
    </style:style>
    <style:style style:name="T13" style:family="text">
      <style:text-properties fo:font-weight="normal" officeooo:rsid="00023c9f" style:font-weight-asian="normal" style:font-weight-complex="normal"/>
    </style:style>
    <style:style style:name="T14" style:family="text">
      <style:text-properties fo:font-weight="normal" officeooo:rsid="00299f78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officeooo:rsid="0002b600"/>
    </style:style>
    <style:style style:name="T17" style:family="text">
      <style:text-properties officeooo:rsid="0003413c"/>
    </style:style>
    <style:style style:name="T18" style:family="text">
      <style:text-properties officeooo:rsid="00088c92"/>
    </style:style>
    <style:style style:name="T19" style:family="text">
      <style:text-properties officeooo:rsid="000912a4"/>
    </style:style>
    <style:style style:name="T20" style:family="text">
      <style:text-properties officeooo:rsid="0009fb0c"/>
    </style:style>
    <style:style style:name="T21" style:family="text">
      <style:text-properties fo:font-style="normal" officeooo:rsid="0009fb0c" style:font-style-asian="normal" style:font-style-complex="normal"/>
    </style:style>
    <style:style style:name="T22" style:family="text">
      <style:text-properties fo:font-style="normal" officeooo:rsid="000b1264" style:font-style-asian="normal" style:font-style-complex="normal"/>
    </style:style>
    <style:style style:name="T23" style:family="text">
      <style:text-properties fo:font-style="normal" officeooo:rsid="000cb861" style:font-style-asian="normal" style:font-style-complex="normal"/>
    </style:style>
    <style:style style:name="T24" style:family="text">
      <style:text-properties officeooo:rsid="000b1264"/>
    </style:style>
    <style:style style:name="T25" style:family="text">
      <style:text-properties officeooo:rsid="00101b6f"/>
    </style:style>
    <style:style style:name="T26" style:family="text">
      <style:text-properties officeooo:rsid="00114587"/>
    </style:style>
    <style:style style:name="T27" style:family="text">
      <style:text-properties officeooo:rsid="001191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tegrantes da dupla</text:p>
      <text:p text:style-name="P11">____________________________</text:p>
      <text:p text:style-name="P11">____________________________</text:p>
      <text:p text:style-name="P12">Leia atentamente as instruções pois relatórios fora do formato não serão aceitos.</text:p>
      <text:p text:style-name="P20">Instruções</text:p>
      <text:p text:style-name="P23">O relatório deve ser enviado no formato PDF.</text:p>
      <text:p text:style-name="P6"><text:span text:style-name="T12">Toda vez que for solicitado um </text:span><text:span text:style-name="T10">print</text:span><text:span text:style-name="T12"> da tela, você deve </text:span><text:span text:style-name="T13">realçar (destacar com alguma cor diferente)</text:span><text:span text:style-name="T12">, na imagem, o conteúdo que se deseja mostrar. </text:span><text:span text:style-name="T14">Além disso, deve-se explicar textualmente o que está sendo destacado. </text:span><text:span text:style-name="T13">Se isso não for feito, a resposta da questão não será considerada.</text:span></text:p>
      <text:p text:style-name="P10">Nesta atividade, você não deverá entregar o código fonte. Você deve explicar o raciocínio utilizado para resolver as questões. Você pode colocar um <text:span text:style-name="T4">print</text:span> da tela contendo o código fonte. </text:p>
      <text:p text:style-name="P10"/>
      <text:p text:style-name="P20">Teoria para você fazer a atividade</text:p>
      <text:p text:style-name="P3"><text:span text:style-name="T1">Conforme vimos, o</text:span> processo pai pode esperar o filho usando a chamada de sistema <text:span text:style-name="T2">pid=wait(&amp;status)</text:span>. <text:span text:style-name="T3">Esta chamada</text:span> retorna o status e o pid to processo encerrado. <text:span text:style-name="T1">Neste contexto, dois conceitos são importantes:</text:span></text:p>
      <text:p text:style-name="P1"/>
      <text:p text:style-name="P2"><text:span text:style-name="T2">Processo zombie</text:span>: existe o processo pai, porém ele não está esperando filho (não invocou o wait). <text:s/>Quando o filho termina e o pai existe, mas não está esperando, então o filho se torna zombie. O processo filho deixa de existir na memória, porém seu registro continua no PCB do SO.</text:p>
      <text:p text:style-name="P2"/>
      <text:p text:style-name="P2"><text:span text:style-name="T2">Processo órfão</text:span>: o processo pai termina sem invocar o wait. Neste caso, <text:span text:style-name="T3">algum processo d</text:span>o SO se torna pai do processo. </text:p>
      <text:p text:style-name="P2"/>
      <text:p text:style-name="P5">Atividade</text:p>
      <text:p text:style-name="P4"/>
      <text:p text:style-name="P24">1) Execute o fork-execve1.c e explique por que o <text:span text:style-name="T4">pid</text:span> do simple não é alterado com o comando execve.</text:p>
      <text:p text:style-name="P15">Resposta 1</text:p>
      <text:p text:style-name="P19">(<text:span text:style-name="T24">O </text:span><text:span text:style-name="T9">pid</text:span><text:span text:style-name="T22"> não é alterado porque </text:span><text:span text:style-name="T23">quando realiza-se o execve, é mantido os metadados dessa forma, o processo que o chamou deixa de existir e passa todas as suas informações do TCB para o filho criado.</text:span>)</text:p>
      <text:p text:style-name="P9"><text:span text:style-name="T18">2) No programa fork-execve1.c, inserira um </text:span><text:span text:style-name="T7">loop</text:span><text:span text:style-name="T18"> demorado antes do comando </text:span><text:span text:style-name="T7">fork</text:span><text:span text:style-name="T18">. Execute o programa e anote o tempo de execução. Em seguida, no mesmo programa, coloque o </text:span><text:span text:style-name="T7">loop</text:span><text:span text:style-name="T18"> demorado depois do comando </text:span><text:span text:style-name="T7">fork </text:span><text:span text:style-name="T21">(ou seja, retire o </text:span><text:span text:style-name="T8">loop</text:span><text:span text:style-name="T21"> que estava antes do </text:span><text:span text:style-name="T8">fork</text:span><text:span text:style-name="T21"> e coloque-o <text:s/>depois do </text:span><text:span text:style-name="T8">fork</text:span><text:span text:style-name="T21">)</text:span><text:span text:style-name="T18">. Anote e compare o tempo de execução nos dois casos.</text:span></text:p>
      <text:p text:style-name="P9"><text:span text:style-name="T20">Note que, dentro do simple.c existe um procedimento para imprimir o</text:span><text:span text:style-name="T19"> tempo de execução.</text:span><text:span text:style-name="T18"> <text:s/>Se o simple.c é o mesmo nos dois casos, então por que o tempo é diferente? Se as áreas de código, dados, heap e pilha são as mesmas, como o tempo pode ser diferente?</text:span></text:p>
      <text:p text:style-name="P15">Resposta <text:span text:style-name="T18">2</text:span></text:p>
      <text:p text:style-name="P19"><text:soft-page-break/><text:span text:style-name="T25">(O tempo é diferente pois quando se realiza um fork(), se cria uma nova posição no TCB com os metadados do processo. </text:span><text:span text:style-name="T26">Dito isso, o tempo inicial retorna-se a zero quando o filho inicia o processo, portanto, </text:span><text:span text:style-name="T27">quando o for() está antes do fork(), o filho não o contabilizará e quando o for() estiver após, a partir do tempo 0, começará a contagem – Não acumula o tempo do pai.</text:span>)</text:p>
      <text:p text:style-name="P8"><text:span text:style-name="T18">3</text:span><text:span text:style-name="T3">) Modifique os programas fork-execve2.c e simple.c, de tal forma que os 20 filhos</text:span> criados <text:span text:style-name="T3">pelo fork-execve2 </text:span>se tornem <text:span text:style-name="T5">zombies</text:span> <text:span text:style-name="T3">e sejam herdados por algum processo do SO.</text:span></text:p>
      <text:p text:style-name="P7"><text:span text:style-name="T18">3</text:span><text:span text:style-name="T3">.</text:span><text:span text:style-name="T16">1</text:span><text:span text:style-name="T3">) Explique o que foi feito no código para gerar os processos </text:span><text:span text:style-name="T5">zombies</text:span><text:span text:style-name="T3">. Coloque um </text:span><text:span text:style-name="T6">print</text:span><text:span text:style-name="T3"> da tela contendo a parte do código que foi modificada. Explique o raciocínio seguido para deixar os processos </text:span><text:span text:style-name="T5">zombies</text:span><text:span text:style-name="T3">.</text:span></text:p>
      <text:p text:style-name="P13">Resposta <text:span text:style-name="T18">3</text:span>.1 </text:p>
      <text:p text:style-name="P17">(insira sua resposta aqui)</text:p>
      <text:p text:style-name="P16"/>
      <text:p text:style-name="P7"><text:span text:style-name="T3"><text:s/></text:span><text:span text:style-name="T18">3</text:span><text:span text:style-name="T3">.</text:span><text:span text:style-name="T16">2</text:span><text:span text:style-name="T3">) Execute o comando $top e mostre, na saída, a quantidade de processos </text:span><text:span text:style-name="T6">zombies</text:span><text:span text:style-name="T3">. Dê um </text:span><text:span text:style-name="T6">print</text:span><text:span text:style-name="T3"> na tela.</text:span></text:p>
      <text:p text:style-name="P13">Resposta <text:span text:style-name="T18">3</text:span>.2 </text:p>
      <text:p text:style-name="P17">(insira sua resposta aqui)</text:p>
      <text:p text:style-name="P2"/>
      <text:p text:style-name="P7"><text:span text:style-name="T18">4</text:span><text:span text:style-name="T3">) Modifique os programas fork-execve2.c e simple.c, de tal forma que os 20 filhos</text:span> criados <text:span text:style-name="T3">pelo fork-execve2 </text:span>se tornem ó<text:span text:style-name="T16">r</text:span><text:span text:style-name="T5">fãos</text:span> <text:span text:style-name="T3">e sejam herdados por algum processo do SO.</text:span></text:p>
      <text:p text:style-name="P7"><text:span text:style-name="T18">4</text:span><text:span text:style-name="T3">.</text:span><text:span text:style-name="T16">1</text:span><text:span text:style-name="T3">) Explique o que foi feito no código para gerar os processos </text:span><text:span text:style-name="T5">órfãos</text:span><text:span text:style-name="T3">. Coloque um </text:span><text:span text:style-name="T6">print</text:span><text:span text:style-name="T3"> da tela contendo a parte do código que foi modificada. Explique o raciocínio seguido para deixar os processos </text:span><text:span text:style-name="T5">órfãos</text:span><text:span text:style-name="T3">.</text:span></text:p>
      <text:p text:style-name="P13">Resposta <text:span text:style-name="T18">4</text:span>.1 </text:p>
      <text:p text:style-name="P17">(insira sua resposta aqui)</text:p>
      <text:p text:style-name="P7"><text:span text:style-name="T18">4.</text:span><text:span text:style-name="T16">2</text:span><text:span text:style-name="T3">)</text:span></text:p>
      <text:p text:style-name="P16">No fork-execve2.c existe o seguinte printf</text:p>
      <text:p text:style-name="P21"><text:span text:style-name="T15"><text:tab/></text:span>printf ("Sou %5d, filho de %5d\n", getpid(), getppid()) ;</text:p>
      <text:p text:style-name="P16">No simple.c tem o seguinte printf</text:p>
      <text:p text:style-name="P16"><text:tab/><text:span text:style-name="T11">printf ("Simple.c - sou %5d, filho de %5d\n", getpid(), getppid()) ;</text:span></text:p>
      <text:p text:style-name="P7"><text:span text:style-name="T16">Apresente um </text:span><text:span text:style-name="T5">print</text:span><text:span text:style-name="T16"> da tela mostrando que os processos filhos inicialmente têm um pai e depois (no simple.c) esse pai é alterado. </text:span></text:p>
      <text:p text:style-name="P13">Resposta <text:span text:style-name="T18">4</text:span>.2 </text:p>
      <text:p text:style-name="P17">(insira sua resposta aqui)</text:p>
      <text:p text:style-name="P22"><text:span text:style-name="T18">4</text:span>.3) Qual o nome do processo que herdou os processos filhos. Apresente um <text:span text:style-name="T4">print</text:span> da tela.</text:p>
      <text:p text:style-name="P14">Resposta <text:span text:style-name="T18">4</text:span>.<text:span text:style-name="T17">3</text:span> </text:p>
      <text:p text:style-name="P18">(insira sua resposta aqui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5:14:19.171138199</meta:creation-date>
    <dc:date>2022-10-04T21:54:35.667337041</dc:date>
    <meta:editing-duration>PT1H36M2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694" meta:character-count="4077" meta:non-whitespace-character-count="3410"/>
  </office:meta>
</office:document-meta>
</file>